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table:formula="of:=8000000" office:value-type="float" office:value="8000000" calcext:value-type="float">
            <text:p>8000000</text:p>
          </table:table-cell>
          <table:table-cell table:formula="of:=1/[.A1]*1000000000" office:value-type="float" office:value="125" calcext:value-type="float">
            <text:p>125</text:p>
          </table:table-cell>
          <table:table-cell table:formula="of:=[.B1]/2" office:value-type="float" office:value="62.5" calcext:value-type="float">
            <text:p>62,5</text:p>
          </table:table-cell>
          <table:table-cell table:number-columns-repeated="6"/>
        </table:table-row>
        <table:table-row table:style-name="ro1">
          <table:table-cell table:formula="of:=[.A1]/6" office:value-type="float" office:value="1333333.33333333" calcext:value-type="float">
            <text:p>1333333,33333333</text:p>
          </table:table-cell>
          <table:table-cell table:formula="of:=1/[.A2]*1000000000"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formula="of:=[.A2]/24" office:value-type="float" office:value="55555.5555555556" calcext:value-type="float">
            <text:p>55555,5555555556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1687-937" office:value-type="float" office:value="750" calcext:value-type="float">
            <text:p>75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formula="of:=[.G14]*144*2^20/8000000/2^([.F14]-1)"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G14]/[.C13]" office:value-type="float" office:value="4.00142669677734" calcext:value-type="float">
            <text:p>4,0014266968</text:p>
          </table:table-cell>
          <table:table-cell table:number-columns-repeated="6"/>
        </table:table-row>
        <table:table-row table:style-name="ro1">
          <table:table-cell/>
          <table:table-cell table:formula="of:=33502687500-23296687500" office:value-type="float" office:value="10206000000" calcext:value-type="float">
            <text:p>10206000000</text:p>
          </table:table-cell>
          <table:table-cell table:formula="of:=1/[.B13]*1000000000000" office:value-type="float" office:value="97.9815794630609" calcext:value-type="float">
            <text:p>97,9815794631</text:p>
          </table:table-cell>
          <table:table-cell/>
          <table:table-cell office:value-type="string" calcext:value-type="string">
            <text:p>F-numb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table:formula="of:=[.E14]*2^([.F14]-1)/2^20*(8000000/144)" office:value-type="float" office:value="392.066107855903" calcext:value-type="float">
            <text:p>392,0661078559</text:p>
          </table:table-cell>
          <table:table-cell table:style-name="ce1" table:formula="of:=1/[.G14]*1000" office:value-type="float" office:value="2.55059027027027" calcext:value-type="float">
            <text:p>2,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5"/>
          <table:table-cell table:formula="of:=[.E14]*2^([.F14]-1)"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458437500" calcext:value-type="float">
            <text:p>484584375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180437500" calcext:value-type="float">
            <text:p>381804375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([.G16]-[.G17])/1000000000" office:value-type="float" office:value="10.278" calcext:value-type="float">
            <text:p>10,278</text:p>
          </table:table-cell>
          <table:table-cell office:value-type="string" calcext:value-type="string">
            <text:p>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0:59:00.339633754</meta:creation-date>
    <dc:date>2017-02-19T21:52:53.098262359</dc:date>
    <meta:editing-duration>PT9M45S</meta:editing-duration>
    <meta:editing-cycles>1</meta:editing-cycles>
    <meta:document-statistic meta:table-count="1" meta:cell-count="24" meta:object-count="0"/>
    <meta:generator>LibreOffice/5.1.4.2$Linux_X86_64 LibreOffice_project/10m0$Build-2</meta:generator>
  </office:meta>
</office:document-meta>
</file>